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1.188cm" fo:min-width="1.027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1.138cm" fo:min-width="0.977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502cm" svg:height="1.187cm" svg:x="-8.271cm" svg:y="7.604cm">
          <draw:text-box>
            <text:p/>
          </draw:text-box>
        </draw:frame>
        <draw:custom-shape draw:style-name="gr2" draw:text-style-name="P3" xml:id="id1" draw:id="id1" draw:layer="layout" svg:width="2.159cm" svg:height="2.032cm" svg:x="3.413cm" svg:y="3.159cm">
          <text:p text:style-name="P2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" draw:id="id2" draw:layer="layout" svg:width="2.159cm" svg:height="2.032cm" svg:x="6.207cm" svg:y="5.826cm">
          <text:p text:style-name="P2"><text:span text:style-name="T1">B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xml:id="id3" draw:id="id3" draw:layer="layout" svg:width="2.159cm" svg:height="2.032cm" svg:x="3.413cm" svg:y="8.785cm">
          <text:p text:style-name="P2"><text:span text:style-name="T1">C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4" draw:layer="layout" draw:type="line" svg:x1="5.256cm" svg:y1="4.894cm" svg:x2="6.523cm" svg:y2="6.123cm" draw:start-shape="id1" draw:start-glue-point="9" draw:end-shape="id2" draw:end-glue-point="5" svg:d="M5256 4894l1267 1229" svg:viewBox="0 0 1268 1230">
          <text:p/>
        </draw:connector>
        <draw:connector draw:style-name="gr4" draw:text-style-name="P4" draw:layer="layout" draw:type="line" svg:x1="4.493cm" svg:y1="5.191cm" svg:x2="4.493cm" svg:y2="8.785cm" draw:start-shape="id1" draw:start-glue-point="8" draw:end-shape="id3" draw:end-glue-point="4" svg:d="M4493 5191v3594" svg:viewBox="0 0 1 3595">
          <text:p/>
        </draw:connector>
        <draw:connector draw:style-name="gr4" draw:text-style-name="P4" draw:layer="layout" draw:type="line" svg:x1="6.523cm" svg:y1="7.561cm" svg:x2="5.256cm" svg:y2="9.082cm" draw:start-shape="id2" draw:start-glue-point="7" draw:end-shape="id3" draw:end-glue-point="11" svg:d="M6523 7561l-1267 1521" svg:viewBox="0 0 1268 152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Arial2" fo:font-family="Arial" style:font-style-name="Regular" style:font-family-generic="swiss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9T02:06:28.746971584</meta:creation-date>
    <meta:editing-duration>PT44M54S</meta:editing-duration>
    <meta:editing-cycles>21</meta:editing-cycles>
    <meta:generator>LibreOffice/5.1.6.2$Linux_X86_64 LibreOffice_project/10m0$Build-2</meta:generator>
    <dc:date>2018-01-06T18:03:30.871302481</dc:date>
    <meta:document-statistic meta:object-count="7"/>
  </office:meta>
</office:document-meta>
</file>